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style:font-size-asian="12pt" style:language-asian="ko" style:country-asian="KR" style:font-size-complex="12pt"/>
    </style:style>
    <style:style style:name="P3" style:family="paragraph" style:parent-style-name="Standard">
      <style:paragraph-properties style:border-line-width-bottom="0.0346in 0.0138in 0.0138in" fo:padding="0.0291in" fo:border-left="none" fo:border-right="none" fo:border-top="none" fo:border-bottom="0.0622in double #000000" style:join-border="false"/>
      <style:text-properties fo:font-size="12pt" style:font-size-asian="12pt" style:font-size-complex="12pt"/>
    </style:style>
    <style:style style:name="P4" style:family="paragraph" style:parent-style-name="Standard">
      <style:paragraph-properties style:border-line-width-bottom="0.0346in 0.0138in 0.0138in" fo:padding="0.0291in" fo:border-left="none" fo:border-right="none" fo:border-top="none" fo:border-bottom="0.0622in double #000000" style:join-border="false"/>
      <style:text-properties fo:font-size="12pt" style:font-size-asian="12pt" style:language-asian="ko" style:country-asian="KR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Michael Park(mjp2853), Jack Zhao</text:p>
      <text:p text:style-name="P3">//SP16 01/26/16</text:p>
      <text:p text:style-name="P4">Fixed.C</text:p>
      <text:p text:style-name="P2"/>
      <text:p text:style-name="P1">#include &lt;stdint.h&gt;</text:p>
      <text:p text:style-name="P1">#include &lt;stdio.h&gt;</text:p>
      <text:p text:style-name="P1">#include "fixed.h"</text:p>
      <text:p text:style-name="P1">#include "ST7735.h"</text:p>
      <text:p text:style-name="P1"/>
      <text:p text:style-name="P1">//global variables shared by the plotting methods (3,4)</text:p>
      <text:p text:style-name="P1">int32_t Y_min, X_min , Y_max, X_max; <text:s/></text:p>
      <text:p text:style-name="P1">char *graphtitle;</text:p>
      <text:p text:style-name="P1"/>
      <text:p text:style-name="P1">//The purpose of this technique is to use integer arithmetic (int, long...) while being able to represent fractions</text:p>
      <text:p text:style-name="P1">void ST7735_sDecOut3(int32_t n)</text:p>
      <text:p text:style-name="P1">{</text:p>
      <text:p text:style-name="P1"><text:tab/>uint8_t flag = 0;</text:p>
      <text:p text:style-name="P1"><text:tab/>char ch[6];</text:p>
      <text:p text:style-name="P1"><text:tab/>for (int i=0; i&lt;6; i++)</text:p>
      <text:p text:style-name="P1"><text:tab/>{</text:p>
      <text:p text:style-name="P1"><text:tab/><text:tab/>ch[i] = '0';</text:p>
      <text:p text:style-name="P1"><text:tab/>}</text:p>
      <text:p text:style-name="P1"><text:tab/></text:p>
      <text:p text:style-name="P1"><text:tab/>if (n &gt; 9999 || n &lt; -9999)</text:p>
      <text:p text:style-name="P1"><text:tab/>{</text:p>
      <text:p text:style-name="P1"><text:tab/><text:tab/>printf(" *.*** ");</text:p>
      <text:p text:style-name="P1"><text:tab/>}</text:p>
      <text:p text:style-name="P1"><text:tab/>else</text:p>
      <text:p text:style-name="P1"><text:tab/>{</text:p>
      <text:p text:style-name="P1"><text:tab/><text:tab/>sprintf(ch, "%.5d", n);</text:p>
      <text:p text:style-name="P1"><text:tab/><text:tab/>for (int i=0; i&lt;6; i++)</text:p>
      <text:p text:style-name="P1"><text:tab/><text:tab/>{</text:p>
      <text:p text:style-name="P1"><text:tab/><text:tab/><text:tab/>//negatives</text:p>
      <text:p text:style-name="P1"><text:tab/><text:tab/><text:tab/>if(ch[0] == '-')</text:p>
      <text:p text:style-name="P1"><text:tab/><text:tab/><text:tab/>{</text:p>
      <text:p text:style-name="P1"><text:tab/><text:tab/><text:tab/><text:tab/>if(i==3)</text:p>
      <text:p text:style-name="P1"><text:tab/><text:tab/><text:tab/><text:tab/>{</text:p>
      <text:p text:style-name="P1"><text:tab/><text:tab/><text:tab/><text:tab/><text:tab/>fputc('.', 0);</text:p>
      <text:p text:style-name="P1"><text:tab/><text:tab/><text:tab/><text:tab/><text:tab/>fputc(ch[i], 0);</text:p>
      <text:p text:style-name="P1"><text:tab/><text:tab/><text:tab/><text:tab/>}</text:p>
      <text:p text:style-name="P1"><text:tab/><text:tab/><text:tab/><text:tab/>else if (i==1 &amp;&amp; ch[i]=='0')</text:p>
      <text:p text:style-name="P1"><text:tab/><text:tab/><text:tab/><text:tab/>{</text:p>
      <text:p text:style-name="P1"><text:tab/><text:tab/><text:tab/><text:tab/><text:tab/>flag = 1;<text:tab/><text:tab/><text:tab/><text:tab/><text:tab/></text:p>
      <text:p text:style-name="P1"><text:tab/><text:tab/><text:tab/><text:tab/><text:tab/>continue;</text:p>
      <text:p text:style-name="P1"><text:tab/><text:tab/><text:tab/><text:tab/>}</text:p>
      <text:p text:style-name="P1"><text:tab/><text:tab/><text:tab/><text:tab/>else</text:p>
      <text:p text:style-name="P1"><text:tab/><text:tab/><text:tab/><text:tab/><text:tab/>fputc(ch[i], 0);</text:p>
      <text:p text:style-name="P1"><text:soft-page-break/><text:tab/><text:tab/><text:tab/>}</text:p>
      <text:p text:style-name="P1"><text:tab/><text:tab/><text:tab/></text:p>
      <text:p text:style-name="P1"><text:tab/><text:tab/><text:tab/>//positives</text:p>
      <text:p text:style-name="P1"><text:tab/><text:tab/><text:tab/>else</text:p>
      <text:p text:style-name="P1"><text:tab/><text:tab/><text:tab/>{</text:p>
      <text:p text:style-name="P1"><text:tab/><text:tab/><text:tab/><text:tab/>if(i==2)</text:p>
      <text:p text:style-name="P1"><text:tab/><text:tab/><text:tab/><text:tab/>{</text:p>
      <text:p text:style-name="P1"><text:tab/><text:tab/><text:tab/><text:tab/><text:tab/>fputc('.', 0);</text:p>
      <text:p text:style-name="P1"><text:tab/><text:tab/><text:tab/><text:tab/><text:tab/>fputc(ch[i], 0);</text:p>
      <text:p text:style-name="P1"><text:tab/><text:tab/><text:tab/><text:tab/>}</text:p>
      <text:p text:style-name="P1"><text:tab/><text:tab/><text:tab/><text:tab/>else if(ch[i] == '0' &amp;&amp; i==0)<text:tab/>//replacing the most significant digit with space</text:p>
      <text:p text:style-name="P1"><text:tab/><text:tab/><text:tab/><text:tab/>{</text:p>
      <text:p text:style-name="P1"><text:tab/><text:tab/><text:tab/><text:tab/><text:tab/>fputc(' ' , 0);</text:p>
      <text:p text:style-name="P1"><text:tab/><text:tab/><text:tab/><text:tab/><text:tab/>ch[i] = ' ';</text:p>
      <text:p text:style-name="P1"><text:tab/><text:tab/><text:tab/><text:tab/>}</text:p>
      <text:p text:style-name="P1"><text:tab/><text:tab/><text:tab/><text:tab/>else</text:p>
      <text:p text:style-name="P1"><text:tab/><text:tab/><text:tab/><text:tab/><text:tab/>fputc(ch[i], 0);</text:p>
      <text:p text:style-name="P1"><text:tab/><text:tab/><text:tab/>}</text:p>
      <text:p text:style-name="P1"><text:tab/><text:tab/>}</text:p>
      <text:p text:style-name="P1"><text:tab/><text:tab/></text:p>
      <text:p text:style-name="P1"><text:tab/><text:tab/>if(flag) //if skipped one digit for negative values</text:p>
      <text:p text:style-name="P1"><text:tab/><text:tab/><text:tab/>fputc(' ', 0);</text:p>
      <text:p text:style-name="P1"><text:tab/>}</text:p>
      <text:p text:style-name="P1">}</text:p>
      <text:p text:style-name="P1"/>
      <text:p text:style-name="P1">void ST7735_uBinOut8(uint32_t n)</text:p>
      <text:p text:style-name="P1">{</text:p>
      <text:p text:style-name="P1"><text:tab/>uint32_t n1 = n*1000/256;<text:tab/><text:tab/>//integer part</text:p>
      <text:p text:style-name="P1"><text:tab/>uint32_t n2 = n1%10;</text:p>
      <text:p text:style-name="P1"><text:tab/>char ch[6];</text:p>
      <text:p text:style-name="P1"><text:tab/>for (int i=0; i&lt;6; i++)</text:p>
      <text:p text:style-name="P1"><text:tab/>{</text:p>
      <text:p text:style-name="P1"><text:tab/><text:tab/>ch[i] = '0';</text:p>
      <text:p text:style-name="P1"><text:tab/>}</text:p>
      <text:p text:style-name="P1"><text:tab/>/*</text:p>
      <text:p text:style-name="P1"><text:tab/>if (n2 &gt;= 5)</text:p>
      <text:p text:style-name="P1"><text:tab/>{</text:p>
      <text:p text:style-name="P1"><text:tab/><text:tab/>n1 = n1/10;</text:p>
      <text:p text:style-name="P1"><text:tab/><text:tab/>n1++;</text:p>
      <text:p text:style-name="P1"><text:tab/>}</text:p>
      <text:p text:style-name="P1"><text:tab/>*/</text:p>
      <text:p text:style-name="P1"><text:tab/></text:p>
      <text:p text:style-name="P1"><text:tab/>n1 = n1/10;</text:p>
      <text:p text:style-name="P1"><text:tab/><text:tab/><text:tab/></text:p>
      <text:p text:style-name="P1"><text:tab/>//build string and then output</text:p>
      <text:p text:style-name="P1"><text:tab/>if (n1 &gt; 99999) //error case</text:p>
      <text:p text:style-name="P1"><text:tab/>{</text:p>
      <text:p text:style-name="P1"><text:tab/><text:tab/>printf("***.** ");</text:p>
      <text:p text:style-name="P1"><text:soft-page-break/><text:tab/>}</text:p>
      <text:p text:style-name="P1"><text:tab/>else</text:p>
      <text:p text:style-name="P1"><text:tab/>{</text:p>
      <text:p text:style-name="P1"><text:tab/><text:tab/>sprintf(ch, "%.5d", n1);</text:p>
      <text:p text:style-name="P1"><text:tab/><text:tab/>for (int i=0; i&lt;6; i++)<text:tab/></text:p>
      <text:p text:style-name="P1"><text:tab/><text:tab/>{</text:p>
      <text:p text:style-name="P1"><text:tab/><text:tab/><text:tab/>if (i == 3)<text:tab/>//putting a dot</text:p>
      <text:p text:style-name="P1"><text:tab/><text:tab/><text:tab/>{</text:p>
      <text:p text:style-name="P1"><text:tab/><text:tab/><text:tab/><text:tab/>fputc('.', 0);</text:p>
      <text:p text:style-name="P1"><text:tab/><text:tab/><text:tab/><text:tab/>fputc(ch[i], 0);<text:tab/></text:p>
      <text:p text:style-name="P1"><text:tab/><text:tab/><text:tab/>}</text:p>
      <text:p text:style-name="P1"><text:tab/><text:tab/><text:tab/>else if(ch[i] == '0' &amp;&amp; i==0)<text:tab/>//replacing the most significant digit with space</text:p>
      <text:p text:style-name="P1"><text:tab/><text:tab/><text:tab/>{</text:p>
      <text:p text:style-name="P1"><text:tab/><text:tab/><text:tab/><text:tab/>fputc(' ' , 0);</text:p>
      <text:p text:style-name="P1"><text:tab/><text:tab/><text:tab/><text:tab/>ch[i] = ' ';</text:p>
      <text:p text:style-name="P1"><text:tab/><text:tab/><text:tab/>}</text:p>
      <text:p text:style-name="P1"><text:tab/><text:tab/><text:tab/>else if((ch[i-1]==' ') &amp;&amp; (ch[i]=='0')) //replacing second most significant digit with space</text:p>
      <text:p text:style-name="P1"><text:tab/><text:tab/><text:tab/>{</text:p>
      <text:p text:style-name="P1"><text:tab/><text:tab/><text:tab/><text:tab/>fputc(' ' , 0);</text:p>
      <text:p text:style-name="P1"><text:tab/><text:tab/><text:tab/>}</text:p>
      <text:p text:style-name="P1"><text:tab/><text:tab/><text:tab/>else</text:p>
      <text:p text:style-name="P1"><text:tab/><text:tab/><text:tab/><text:tab/>fputc(ch[i], 0);<text:tab/></text:p>
      <text:p text:style-name="P1"><text:tab/><text:tab/>}</text:p>
      <text:p text:style-name="P1"><text:tab/>}</text:p>
      <text:p text:style-name="P1">}</text:p>
      <text:p text:style-name="P1"/>
      <text:p text:style-name="P1">void ST7735_XYplotInit(char *title, int32_t minX, int32_t maxX, int32_t minY, int32_t maxY)</text:p>
      <text:p text:style-name="P1">{</text:p>
      <text:p text:style-name="P1"><text:tab/>Output_Clear();</text:p>
      <text:p text:style-name="P1"><text:tab/>double res = 0.001;</text:p>
      <text:p text:style-name="P1"><text:tab/>graphtitle <text:s/>= title; </text:p>
      <text:p text:style-name="P1"><text:tab/>Y_min = minY*res;</text:p>
      <text:p text:style-name="P1"><text:tab/>Y_max = maxY*res;</text:p>
      <text:p text:style-name="P1"><text:tab/>X_min = minX*res;</text:p>
      <text:p text:style-name="P1"><text:tab/>X_max = maxX*res; </text:p>
      <text:p text:style-name="P1"/>
      <text:p text:style-name="P1"><text:tab/>ST7735_DrawString(0, Y_max, graphtitle, ST7735_BLUE);</text:p>
      <text:p text:style-name="P1"><text:tab/>ST7735_PlotClear(Y_min, Y_max);</text:p>
      <text:p text:style-name="P1">}</text:p>
      <text:p text:style-name="P1"/>
      <text:p text:style-name="P1"/>
      <text:p text:style-name="P1">/**************ST7735_XYplot***************</text:p>
      <text:p text:style-name="P1"><text:s/>Plot an array of (x,y) data</text:p>
      <text:p text:style-name="P1"><text:s/>Inputs: <text:s/>num <text:s text:c="3"/>number of data points in the two arrays</text:p>
      <text:p text:style-name="P1"><text:s text:c="10"/>bufX <text:s text:c="2"/>array of 32-bit fixed-point data, resolution= 0.001</text:p>
      <text:p text:style-name="P1"><text:s text:c="10"/>bufY <text:s text:c="2"/>array of 32-bit fixed-point data, resolution= 0.001</text:p>
      <text:p text:style-name="P1"><text:s/>Outputs: none</text:p>
      <text:p text:style-name="P1"><text:s/>assumes ST7735_XYplotInit has been previously called</text:p>
      <text:p text:style-name="P1"><text:soft-page-break/><text:s/>neglect any points outside the minX maxY minY maxY bounds</text:p>
      <text:p text:style-name="P1">*/</text:p>
      <text:p text:style-name="P1"/>
      <text:p text:style-name="P1">void ST7735_XYplot(uint32_t num, int32_t bufX[], int32_t bufY[])</text:p>
      <text:p text:style-name="P1">{</text:p>
      <text:p text:style-name="P1"><text:tab/>double res = 0.001;</text:p>
      <text:p text:style-name="P1"><text:tab/>uint32_t Yrange = Y_max - Y_min;</text:p>
      <text:p text:style-name="P1"><text:tab/>uint32_t Xrange = X_max - X_min;</text:p>
      <text:p text:style-name="P1"><text:tab/>double x;</text:p>
      <text:p text:style-name="P1"><text:tab/>double y;</text:p>
      <text:p text:style-name="P1"><text:tab/>for(int i=0;i&lt;num;i++){</text:p>
      <text:p text:style-name="P1"><text:tab/><text:tab/>x=(double)bufX[i]*res;</text:p>
      <text:p text:style-name="P1"><text:tab/><text:tab/>y=(double)bufY[i]*res;</text:p>
      <text:p text:style-name="P1"/>
      <text:p text:style-name="P1"><text:tab/><text:tab/>if(y&lt;Y_min) y=Y_min;</text:p>
      <text:p text:style-name="P1"><text:tab/><text:tab/>if(y&gt;Y_max) y=Y_max;</text:p>
      <text:p text:style-name="P1"><text:tab/><text:tab/></text:p>
      <text:p text:style-name="P1"><text:tab/><text:tab/>if(x&lt;X_min) x=X_min;</text:p>
      <text:p text:style-name="P1"><text:tab/><text:tab/>if(x&gt;X_max) x=X_max;</text:p>
      <text:p text:style-name="P1"><text:tab/><text:tab/>// X goes from 0 to 127</text:p>
      <text:p text:style-name="P1"><text:tab/><text:tab/>// j goes from 159 to 32</text:p>
      <text:p text:style-name="P1"><text:tab/><text:tab/>// y=Y_max maps to j=32</text:p>
      <text:p text:style-name="P1"><text:tab/><text:tab/>// y=Y_min maps to j=159</text:p>
      <text:p text:style-name="P1"><text:tab/><text:tab/>uint32_t h =(127*(X_max-x))/Xrange;//X_min+ (X_max-x)*8*Xrange;//+(X_min*(x))/Xrange;</text:p>
      <text:p text:style-name="P1"><text:tab/><text:tab/>uint32_t j = 32+(127*(Y_max-y))/Yrange;</text:p>
      <text:p text:style-name="P1"><text:tab/><text:tab/></text:p>
      <text:p text:style-name="P1"><text:tab/><text:tab/>if(h&gt;127) h=127;</text:p>
      <text:p text:style-name="P1"><text:tab/><text:tab/>if(j&lt;32) j = 32;</text:p>
      <text:p text:style-name="P1"><text:tab/><text:tab/>if(j&gt;159) j = 159;</text:p>
      <text:p text:style-name="P1"><text:tab/><text:tab/>ST7735_DrawPixel(h, <text:s text:c="2"/>j, <text:s text:c="2"/>ST7735_BLUE);</text:p>
      <text:p text:style-name="P1"><text:tab/><text:tab/>ST7735_DrawPixel(h+1, j, <text:s text:c="2"/>ST7735_BLUE);</text:p>
      <text:p text:style-name="P1"><text:tab/><text:tab/>ST7735_DrawPixel(h, <text:s text:c="2"/>j+1, ST7735_BLUE);</text:p>
      <text:p text:style-name="P1"><text:tab/><text:tab/>ST7735_DrawPixel(h+1, j+1, ST7735_BLUE);</text:p>
      <text:p text:style-name="P1"><text:tab/>}</text:p>
      <text:p text:style-name="P1"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27T21:37:04.63</meta:creation-date>
    <meta:document-statistic meta:table-count="0" meta:image-count="0" meta:object-count="0" meta:page-count="4" meta:paragraph-count="168" meta:word-count="485" meta:character-count="3314"/>
    <dc:date>2016-01-27T21:38:07.28</dc:date>
    <meta:editing-duration>PT1M2S</meta:editing-duration>
    <meta:editing-cycles>1</meta:editing-cycles>
    <meta:generator>OpenOffice/4.1.1$Win32 OpenOffice.org_project/411m6$Build-9775</meta:generator>
  </office:meta>
</office:document-meta>
</file>